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TTA ASIN, CIRCUNCISION LIV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TTA ASIN, CIRCUNCISION LIV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SUTTA, JULIO RAMO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53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1:47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